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itle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subtitl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Lotzi Boloni</meta:initial-creator>
    <meta:creation-date>2006-06-17T10:18:05</meta:creation-date>
    <dc:creator>Lotzi Boloni</dc:creator>
    <dc:date>2006-06-17T10:29:54</dc:date>
    <dc:language>en-US</dc:language>
    <meta:editing-cycles>2</meta:editing-cycles>
    <meta:editing-duration>PT2M33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